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ruttura (Revisione)</text:p>
      <text:p text:style-name="P4"/>
      <text:p text:style-name="P1">Uno dei problemi che il gruppo di lavoro ha dovuto risolvere per la scrittura del codice HTML è stato quello di evitare l'uso di codice inline di altri linguaggi di programmazione all'interno dei file .html, nell'ottica di <text:s/>garantire il principio di separazione tra struttura, presentazione e comportamento. L'idea è stata quella di frammentare il codice in più parti e ricostruendoli successivamente con delle chiamate dinamiche ogni qualvolta viene caricata una pagina, utilizzando appositi file di codice HTML pure, denominati presets. Alcuni presets contengono mero contenuto da stampare a video, altri invece contengono template per costruire la struttura di una pagina web. L'implementazione di questa idea è supportata anche da stringhe racchiuse da una coppia di percentuali, chiamati placeholders, necessari per inserire dinamicamente dei dati generati dal server durante l'invocazione di una pagina (vedi capitolo <text:span text:style-name="T2">Comportamento</text:span>). I vantaggi che porta questo approccio sono migliore manutenibilità del codice e codice più pulito, rendendo i file più leggeri.</text:p>
      <text:p text:style-name="P1"/>
      <text:p text:style-name="P4">Organizzazione generale del codice</text:p>
      <text:p text:style-name="P4"/>
      <text:p text:style-name="P1">Per l'implementazione del codice html, si è deciso di seguire le seguenti regole:</text:p>
      <text:list xml:id="list1004019794513676489" text:style-name="L3">
        <text:list-item>
          <text:p text:style-name="P3">Per evitare troppi tag &lt;div&gt; incapsulati uno dentro l'altro e per creare una struttura più semantica, è stato utilizzato il tag &lt;section&gt;.</text:p>
        </text:list-item>
        <text:list-item>
          <text:p text:style-name="P3">Per incapsulare porzioni di codice che rappresentano aiuti per la navigazione, è stato utilizzato il tag &lt;nav&gt;.</text:p>
        </text:list-item>
        <text:list-item>
          <text:p text:style-name="P3">Le varie opzioni per gli aiuti alla navigazione sono state organizzate con i tag &lt;li&gt; e &lt;ul&gt;</text:p>
        </text:list-item>
        <text:list-item>
          <text:p text:style-name="P3">Per rappresentare le intestazioni principali di pagina, sono stati utilizzati i tag &lt;h1&gt; e &lt;h2&gt;. Per rappresentare le intestazioni di contenuto, si è utilizzato il tag &lt;h3&gt;.</text:p>
        </text:list-item>
        <text:list-item>
          <text:p text:style-name="P3">Nel testo di contenuto si è utilizzato, dove serviva, il tag &lt;time&gt; per rappresentare date e ore, il tag &lt;abbr&gt; per rappresentare abbreviazioni.</text:p>
        </text:list-item>
        <text:list-item>
          <text:p text:style-name="P3">Per indicare termini in inglese, è stato utilizzato l'attributo lang=”en”.</text:p>
        </text:list-item>
      </text:list>
      <text:p text:style-name="P1"/>
      <text:p text:style-name="P4">Altre regole strutturali</text:p>
      <text:p text:style-name="P1"/>
      <text:p text:style-name="P1">Di seguito, sono elencati alcune regole strutturali specifiche per determinate pagine:</text:p>
      <text:p text:style-name="P1"/>
      <text:list xml:id="list5481848620335695383" text:style-name="L2">
        <text:list-item>
          <text:p text:style-name="P2">Nella pagina della <text:span text:style-name="T1">Home</text:span>, è presente una sezione che rappresenta un anteprima dei più recenti articoli presenti nella pagina <text:span text:style-name="T1">News</text:span>. Tale blocco è stato incapsulato dentro un tag &lt;aside&gt;. Questa decisione è stata presa, perchè il contenuto all'interno del tag non è indispensabile per la semantica della <text:span text:style-name="T1">Home</text:span> e serve solo a supportare la navigazione nel sito.</text:p>
        </text:list-item>
        <text:list-item>
          <text:p text:style-name="P2">Nella pagina delle <text:span text:style-name="T1">News</text:span>, ma anche nella Homepage, tutti gli articoli sono racchiusi dentro un tag &lt;article&gt; per identificare porzioni di testo che sono indipendenti tra di loro.</text:p>
        </text:list-item>
        <text:list-item>
          <text:p text:style-name="P2">Per organizzare la struttura di ogni tabella, l'intestazione della tabella è stata incapsulata dentro il tag &lt;thead&gt;, mentre il corpo della tabella è stato incapsulato dentro il tag &lt;tbody&gt;</text:p>
        </text:list-item>
        <text:list-item>
          <text:p text:style-name="P2">Nella pagina <text:span text:style-name="T1">Registrazione, </text:span>è stato usato il tag &lt;fieldset&gt; suddividere la form in due sezioni: la sezione per compilare i dati anagrafici dell'utente e la sezione per compilare i dati di accesso all'area personale del sito.</text:p>
        </text:list-item>
        <text:list-item>
          <text:p text:style-name="P2">Nella pagina dedicata all'utente, la struttura per visualizzare le informazioni anagrafiche dell'utente è stata costruita usando elenchi di definizioni, usando i tag &lt;dl&gt;, &lt;dt&gt; e &lt;dd&gt;.</text:p>
        </text:list-item>
        <text:list-item>
          <text:p text:style-name="P2">Se un utente è autenticato come amministratore, nell'area personale è presente un pulsante per passare dalla sezione personale alla sezione che contiene le form per inserire gli articoli e le gare che la società deve pubblica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oardo Retis</meta:initial-creator>
    <meta:creation-date>2022-05-26T20:10:25.65</meta:creation-date>
    <dc:date>2022-06-08T02:15:03.64</dc:date>
    <dc:creator>Edoardo Retis</dc:creator>
    <meta:editing-duration>PT8H5M23S</meta:editing-duration>
    <meta:editing-cycles>4</meta:editing-cycles>
    <meta:generator>OpenOffice/4.1.11$Win32 OpenOffice.org_project/4111m1$Build-9808</meta:generator>
    <meta:document-statistic meta:table-count="0" meta:image-count="0" meta:object-count="0" meta:page-count="1" meta:paragraph-count="18" meta:word-count="528" meta:character-count="3415"/>
  </office:meta>
</office:document-meta>
</file>